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{ name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3T10:09:52.81</meta:creation-date>
    <dc:date>2019-03-14T17:19:57.17</dc:date>
    <meta:editing-duration>PT1M49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1" meta:word-count="4" meta:character-count="14"/>
  </office:meta>
</office:document-meta>
</file>